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fo:color="#ff0000" style:font-name="Arial" fo:font-size="11pt" style:font-size-asian="11pt" style:font-size-complex="11pt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3" style:family="paragraph" style:parent-style-name="Text_20_body" style:master-page-name="First_20_Page">
      <style:paragraph-properties style:page-number="auto"/>
      <style:text-properties fo:color="#cccccc" style:font-name="Arial" fo:font-size="8pt" style:font-size-asian="8pt" style:font-size-complex="8pt"/>
    </style:style>
    <style:style style:name="P24" style:family="paragraph" style:parent-style-name="Texte_20_de_20_saisie">
      <style:paragraph-properties fo:text-align="start" style:justify-single-word="false"/>
      <style:text-properties style:font-name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7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1">Réf :</text:p>
            </table:table-cell>
            <table:table-cell table:style-name="Tableau1.A1" table:number-columns-spanned="2" office:value-type="string">
              <text:p text:style-name="P12"><text:s/><text:span text:style-name="T6">DPAS/SIS/N° CAF </text:span><text:span text:style-name="T6"><text:user-field-get text:name="dossier_matricule"/></text:span></text:p>
              <text:p text:style-name="P13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1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1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1"><text:text-input text:description="">Tél. : </text:text-input></text:p>
            </table:table-cell>
            <table:table-cell table:style-name="Tableau1.A1" table:number-columns-spanned="2" office:value-type="string">
              <text:p text:style-name="P11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8">Bobigny, le <text:date style:data-style-name="N36" text:date-value="2012-12-31T10:13:16.20">31/12/2012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14"/>
        <text:p text:style-name="P14"/>
        <text:p text:style-name="P14"><text:conditional-text text:condition="ooow:personne_qual==&quot;MR&quot;" text:string-value-if-true="Monsieur" text:string-value-if-false="Madame" text:current-value="true">Madame</text:conditional-text></text:p>
        <text:p text:style-name="P9"/>
        <text:p text:style-name="P10">La Caisse d’Allocations Familiales vous a informé que vous bénéficiez désormais du R.S.A.</text:p>
        <text:p text:style-name="P10"/>
        <text:p text:style-name="P16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10"/>
        <text:list xml:id="list30264198" text:style-name="WW8Num2">
          <text:list-item>
            <text:p text:style-name="P22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2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0"/>
        <text:p text:style-name="P10">Vous disposez d’un délai d’un mois à compter de ce jour pour souscrire avec votre référent un projet personnalisé d’accès à l’emploi (PPAE).</text:p>
        <text:p text:style-name="P10">La loi prévoit que le non respect de cette obligation peut donner lieu à une suspension du versement de votre allocation.</text:p>
        <text:p text:style-name="P18"/>
        <text:p text:style-name="P15">Dans le cas où le service référent désigné dans le présent courrier ne conviendrait pas à votre situation, vous devrez l’indiquer lors de votre premier entretien.</text:p>
        <text:p text:style-name="P15"/>
        <text:p text:style-name="P15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20"/>
        <text:p text:style-name="P21"><text:tab/><text:tab/><text:tab/><text:tab/><text:tab/><text:tab/><text:tab/>Pour le Président du Conseil général</text:p>
        <text:p text:style-name="P21"><text:tab/><text:tab/><text:tab/><text:tab/><text:tab/><text:tab/><text:tab/>Et par délégation</text:p>
        <text:p text:style-name="P24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12-31T10:13:16.17</dc:date>
    <dc:creator>Julien Mille</dc:creator>
    <meta:editing-duration>PT00H22M16S</meta:editing-duration>
    <meta:editing-cycles>13</meta:editing-cycles>
    <meta:generator>OpenOffice.org/3.2$Win32 OpenOffice.org_project/320m12$Build-9483</meta:generator>
    <meta:document-statistic meta:table-count="1" meta:image-count="0" meta:object-count="0" meta:page-count="1" meta:paragraph-count="25" meta:word-count="223" meta:character-count="1420"/>
  </office:meta>
</office:document-meta>
</file>